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3b86" officeooo:paragraph-rsid="00103b8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03b86" officeooo:paragraph-rsid="00103b86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normal" officeooo:rsid="00103b86" officeooo:paragraph-rsid="00103b86" style:font-weight-asian="normal" style:font-weight-complex="normal"/>
    </style:style>
    <style:style style:name="P4" style:family="paragraph" style:parent-style-name="Standard">
      <style:text-properties fo:font-weight="bold" officeooo:rsid="00103b86" officeooo:paragraph-rsid="00103b8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 Cook</text:p>
      <text:p text:style-name="P1"/>
      <text:p text:style-name="P1"/>
      <text:p text:style-name="P1"/>
      <text:p text:style-name="P1">Project requirement document:<text:line-break/><text:a xlink:type="simple" xlink:href="https://www.notion.so/HomeCook-d-Development-cdbbbac9fdd34e6b888f2af55ec6153a" text:style-name="Internet_20_link" text:visited-style-name="Visited_20_Internet_20_Link"><text:span text:style-name="T1">https://www.notion.so/HomeCook-d-Development-cdbbbac9fdd34e6b888f2af55ec6153a</text:span></text:a></text:p>
      <text:p text:style-name="P3"/>
      <text:p text:style-name="P3"/>
      <text:p text:style-name="P1">Wireframe Link:<text:span text:style-name="T1"><text:line-break/></text:span><text:a xlink:type="simple" xlink:href="https://i.diawi.com/Rf2bgo" text:style-name="Internet_20_link" text:visited-style-name="Visited_20_Internet_20_Link"><text:span text:style-name="T1">https://i.diawi.com/Rf2bgo</text:span></text:a></text:p>
      <text:p text:style-name="P3"/>
      <text:p text:style-name="P3"/>
      <text:p text:style-name="P1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2:35:17.199145697</meta:creation-date>
    <dc:date>2021-01-13T16:12:27.678153374</dc:date>
    <meta:editing-duration>PT1H29M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9" meta:character-count="160" meta:non-whitespace-character-count="152"/>
  </office:meta>
</office:document-meta>
</file>